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>
      <style:paragraph-properties fo:orphans="0" fo:widows="0" fo:hyphenation-ladder-count="no-limit"/>
      <style:text-properties style:font-name="Arial" fo:font-size="16pt" style:font-size-asian="16pt" style:font-size-complex="16pt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orphans="0" fo:widows="0" fo:hyphenation-ladder-count="no-limit"/>
      <style:text-properties officeooo:rsid="000650c0"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officeooo:paragraph-rsid="0010de8f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1.199cm" style:auto-text-indent="false" style:writing-mode="lr-tb"/>
      <style:text-properties fo:font-size="14pt" officeooo:paragraph-rsid="0010de8f" style:font-size-asian="14pt" style:font-size-complex="14pt" fo:hyphenate="false" fo:hyphenation-remain-char-count="2" fo:hyphenation-push-char-count="2"/>
    </style:style>
    <style:style style:name="P11" style:family="paragraph" style:parent-style-name="Standard">
      <style:paragraph-properties fo:orphans="0" fo:widows="0" fo:hyphenation-ladder-count="no-limit"/>
      <style:text-properties style:font-name="Arial" fo:font-size="14pt" fo:font-weight="bold" officeooo:paragraph-rsid="00124982" style:font-size-asian="14pt" style:font-weight-asian="bold" style:font-size-complex="14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orphans="0" fo:widows="0" fo:hyphenation-ladder-count="no-limit"/>
      <style:text-properties style:font-name="Arial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writing-mode="lr-tb"/>
      <style:text-properties fo:font-size="14pt" officeooo:paragraph-rsid="0010de8f" style:font-size-asian="14pt" style:font-size-complex="14pt" fo:hyphenate="false" fo:hyphenation-remain-char-count="2" fo:hyphenation-push-char-count="2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7d06" style:font-size-asian="14pt" style:font-size-complex="14pt"/>
    </style:style>
    <style:style style:name="T3" style:family="text">
      <style:text-properties officeooo:rsid="0010de8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_1652706106"/>Wstęp do metafizyki (fr.)<text:bookmark-end text:name="__RefHeading__1_1652706106"/></text:h>
      <text:p text:style-name="P5"/>
      <text:h text:style-name="Heading_20_2" text:outline-level="2"><text:bookmark-start text:name="__RefHeading__3_1652706106"/>Definicje<text:bookmark-end text:name="__RefHeading__3_1652706106"/></text:h>
      <text:p text:style-name="P7"><text:span text:style-name="T1">Porównując ze sobą definicje metafizyki i koncepcje absolutu, spostrzegamy, że mimo jawnej rozbieżności zdań filozofowie </text:span><text:span text:style-name="T2">utrzymują</text:span><text:span text:style-name="T1"> zgodnie, iż istnieją dwa do głębi odmienne sposoby poznania rzeczy. Pierwszy zakłada, że rzecz te obchodzi dookoła, drugi – że się w nią wchodzi. Pierwszy zależy od punktu widzenia, jaki zajmujemy, i od symboli, za pomocą których ją wyrażamy. Drugi nie </text:span><text:span text:style-name="T2">wychodzi</text:span><text:span text:style-name="T1"> z żadnego punktu widzenia i nie posługuje się symbolami. O pierwszym rodzaju poznania powiemy, że pozostaje w granicach względności, o drugim – gdzie jest ono w ogóle możliwe – że dociera do absolutu.</text:span></text:p>
      <text:h text:style-name="Heading_20_2" text:outline-level="2"><text:bookmark-start text:name="__RefHeading__5_1652706106"/>Ruch<text:bookmark-end text:name="__RefHeading__5_1652706106"/></text:h>
      <text:p text:style-name="P8"><text:s/><text:span text:style-name="T1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p text:style-name="P13"/>
      <text:h text:style-name="Heading_20_2" text:outline-level="2"><text:bookmark-start text:name="__RefHeading__7_1652706106"/>Postać<text:bookmark-end text:name="__RefHeading__7_1652706106"/></text:h>
      <text:p text:style-name="P9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6"/>
      <text:h text:style-name="Heading_20_2" text:outline-level="2"><text:bookmark-start text:name="__RefHeading___Toc404_2354894581"/><text:soft-page-break/>Źródło<text:bookmark-end text:name="__RefHeading___Toc404_2354894581"/></text:h>
      <text:p text:style-name="P9"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<text:span text:style-name="T3">tyleż</text:span> punktów widzenia na nią.</text:p>
      <text:p text:style-name="P4"><text:s/>Wszystkie cechy, z których składa się jej opis, a które mogą pozwolić mi ją poznać tylko przez porównanie z osobami czy rzeczami znanymi mi już skądinąd, są znakami, w których się ona w sposób mniej lub bardziej s <text:span text:style-name="T3">symboliczny</text:span> wyraża . Symbole i punkty widzenia stawiają mnie więc na zewnątrz postaci, mówią mi o niej tylko to, co ma ona wspólnego z innymi, lecz do niej właściwie nie należą.</text:p>
      <text:p text:style-name="P4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3"/>
      <text:h text:style-name="Heading_20_2" text:outline-level="2"><text:bookmark-start text:name="__RefHeading__9_1652706106"/>Absolut<text:bookmark-end text:name="__RefHeading__9_1652706106"/></text:h>
      <text:p text:style-name="P10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<text:span text:style-name="T3">y</text:span>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14"><text:a xlink:type="simple" xlink:href="#__RefHeading__1_1652706106" text:style-name="Index_20_Link" text:visited-style-name="Index_20_Link">Wstęp do metafizyki (fr.)<text:tab/>1</text:a></text:p>
          <text:p text:style-name="P15"><text:a xlink:type="simple" xlink:href="#__RefHeading__3_1652706106" text:style-name="Index_20_Link" text:visited-style-name="Index_20_Link">Definicje<text:tab/>1</text:a></text:p>
          <text:p text:style-name="P15"><text:a xlink:type="simple" xlink:href="#__RefHeading__5_1652706106" text:style-name="Index_20_Link" text:visited-style-name="Index_20_Link">Ruch<text:tab/>1</text:a></text:p>
          <text:p text:style-name="P15"><text:soft-page-break/><text:a xlink:type="simple" xlink:href="#__RefHeading__7_1652706106" text:style-name="Index_20_Link" text:visited-style-name="Index_20_Link">Postać<text:tab/>1</text:a></text:p>
          <text:p text:style-name="P15"><text:a xlink:type="simple" xlink:href="#__RefHeading___Toc404_2354894581" text:style-name="Index_20_Link" text:visited-style-name="Index_20_Link">Źródło<text:tab/>2</text:a></text:p>
          <text:p text:style-name="P15"><text:a xlink:type="simple" xlink:href="#__RefHeading__9_1652706106" text:style-name="Index_20_Link" text:visited-style-name="Index_20_Link">Absolut<text:tab/>2</text:a>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de0fc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3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10:25:25.628157959</dc:date>
    <meta:print-date>2008-09-21T20:51:00</meta:print-date>
    <meta:editing-cycles>23</meta:editing-cycles>
    <meta:editing-duration>PT58M18S</meta:editing-duration>
    <meta:generator>LibreOffice/5.4.1.2.0$Linux_X86_64 LibreOffice_project/40m0$Build-2</meta:generator>
    <meta:document-statistic meta:table-count="1" meta:image-count="0" meta:object-count="0" meta:page-count="3" meta:paragraph-count="22" meta:word-count="691" meta:character-count="4482" meta:non-whitespace-character-count="3806"/>
    <meta:user-defined meta:name="Informacja 1"/>
    <meta:user-defined meta:name="Informacja 2"/>
    <meta:user-defined meta:name="Informacja 3"/>
    <meta:user-defined meta:name="Informacja 4"/>
  </office:meta>
</office:document-meta>
</file>